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co1" style:family="table-column">
      <style:table-column-properties fo:break-before="auto" style:column-width="5.39cm"/>
    </style:style>
    <style:style style:name="co2" style:family="table-column">
      <style:table-column-properties fo:break-before="auto" style:column-width="4.787cm"/>
    </style:style>
    <style:style style:name="co3" style:family="table-column">
      <style:table-column-properties fo:break-before="auto" style:column-width="5.396cm"/>
    </style:style>
    <style:style style:name="co4" style:family="table-column">
      <style:table-column-properties fo:break-before="auto" style:column-width="5.644cm"/>
    </style:style>
    <style:style style:name="co5" style:family="table-column">
      <style:table-column-properties fo:break-before="auto" style:column-width="5.999cm"/>
    </style:style>
    <style:style style:name="co6" style:family="table-column">
      <style:table-column-properties fo:break-before="auto" style:column-width="5.838cm"/>
    </style:style>
    <style:style style:name="co7" style:family="table-column">
      <style:table-column-properties fo:break-before="auto" style:column-width="9.786cm"/>
    </style:style>
    <style:style style:name="co8" style:family="table-column">
      <style:table-column-properties fo:break-before="auto" style:column-width="10.78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6.7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5.97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2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4" style:family="table-cell" style:parent-style-name="Default">
      <style:table-cell-properties fo:wrap-option="wrap" fo:border="0.06pt solid #000000" style:vertical-align="middle"/>
      <style:text-properties style:text-outline="false" style:text-line-through-style="none" style:text-line-through-type="none" style:font-name="Liberation Sans" fo:font-size="10pt" fo:language="en" fo:country="US" fo:font-style="normal" fo:text-shadow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b2b2b2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6" style:family="table-cell" style:parent-style-name="Default">
      <style:table-cell-properties fo:wrap-option="wrap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b2b2b2" fo:wrap-option="wrap" fo:border="0.06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2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ans" style:font-name-asian="Calibri" style:font-name-complex="Calibri"/>
    </style:style>
    <style:style style:name="ce13" style:family="table-cell" style:parent-style-name="Default" style:data-style-name="N0">
      <style:table-cell-properties fo:background-color="transparent" fo:wrap-option="wrap" fo:border="0.06pt solid #000000" style:vertical-align="automatic"/>
      <style:text-properties style:font-name="Liberation Sans"/>
    </style:style>
    <style:style style:name="ce14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ffff00" fo:wrap-option="wrap" fo:border="0.06pt solid #000000" style:vertical-align="middle"/>
      <style:text-properties style:font-name="Liberation Sans" fo:font-size="10pt" fo:font-weight="normal" style:font-name-asian="Source Han Sans CN Normal" style:font-size-asian="10pt" style:font-weight-asian="normal" style:font-name-complex="Lohit Devanagari" style:font-size-complex="10pt" style:font-weight-complex="normal"/>
    </style:style>
    <style:style style:name="T1" style:family="text">
      <style:text-properties fo:color="#313739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2" style:family="text">
      <style:text-properties style:font-name="Monospace" fo:font-size="10pt" style:text-underline-style="solid" style:text-underline-width="auto" style:text-underline-color="font-color" fo:color="#313739" style:font-size-complex="10pt" style:font-name-asian="Monospace" style:font-name-complex="Monospace" style:font-size-asian="10pt"/>
    </style:style>
    <style:style style:name="T3" style:family="text">
      <style:text-properties style:font-size-asian="10pt" style:font-name-complex="Monospace" fo:font-size="10pt" style:font-name-asian="Monospace" style:font-size-complex="10pt" style:text-underline-style="solid" style:text-underline-width="auto" style:text-underline-color="font-color" style:font-name="Monospace" fo:color="#313739"/>
    </style:style>
    <style:style style:name="T4" style:family="text">
      <style:text-properties style:font-name="Monospace" fo:color="#313739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5" style:family="text">
      <style:text-properties style:font-name="Monospace" fo:font-size="10pt" style:font-name-asian="Monospace" style:font-name-complex="Monospace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number-columns-repeated="1012" table:default-cell-style-name="ce3"/>
        <table:table-row table:style-name="ro1">
          <table:table-cell table:style-name="ce1" office:value-type="string" calcext:value-type="string">
            <text:p>URI</text:p>
          </table:table-cell>
          <table:table-cell table:style-name="ce1" office:value-type="string" calcext:value-type="string">
            <text:p>Title (only used for ontology)</text:p>
          </table:table-cell>
          <table:table-cell table:style-name="ce1" office:value-type="string" calcext:value-type="string">
            <text:p>Rights (only used for ontology)</text:p>
          </table:table-cell>
          <table:table-cell table:style-name="ce1" office:value-type="string" calcext:value-type="string">
            <text:p>Publisher (only used for ontology)</text:p>
          </table:table-cell>
          <table:table-cell table:style-name="ce1" office:value-type="string" calcext:value-type="string">
            <text:p>Prefered Label</text:p>
          </table:table-cell>
          <table:table-cell table:style-name="ce1" office:value-type="string" calcext:value-type="string">
            <text:p>Alternative Label</text:p>
          </table:table-cell>
          <table:table-cell table:style-name="ce1" office:value-type="string" calcext:value-type="string">
            <text:p>Creator (comma seperated list)</text:p>
          </table:table-cell>
          <table:table-cell table:style-name="ce1" office:value-type="string" calcext:value-type="string">
            <text:p>Contributor (comma seperated list)</text:p>
          </table:table-cell>
          <table:table-cell table:style-name="ce1" office:value-type="string" calcext:value-type="string">
            <text:p>Abstract / Defini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rsion</text:p>
          </table:table-cell>
          <table:table-cell table:style-name="ce1" office:value-type="string" calcext:value-type="string">
            <text:p>Ses also (comma seperated list of URIs)</text:p>
          </table:table-cell>
          <table:table-cell table:number-columns-repeated="1012"/>
        </table:table-row>
        <table:table-row table:style-name="ro2">
          <table:table-cell table:style-name="ce1" office:value-type="string" calcext:value-type="string">
            <text:p>Ontology</text:p>
          </table:table-cell>
          <table:table-cell table:style-name="ce4" office:value-type="string" calcext:value-type="string">
            <text:p>The CCI <text:span text:style-name="T1">Ontology</text:span></text:p>
          </table:table-cell>
          <table:table-cell table:style-name="ce7" office:value-type="string" calcext:value-type="string">
            <text:p>This work is licensed under a BSD license.</text:p>
          </table:table-cell>
          <table:table-cell table:style-name="ce7" office:value-type="string" calcext:value-type="string">
            <text:p>STFC</text:p>
          </table:table-cell>
          <table:table-cell table:style-name="ce8" table:number-columns-repeated="2"/>
          <table:table-cell table:style-name="ce4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9" office:value-type="string" calcext:value-type="string">
            <text:p>This ontology represents the concept schemes used by the &lt;a href="http://cci.esa.int/"&gt;CCI project&lt;/a&gt;.</text:p>
          </table:table-cell>
          <table:table-cell table:style-name="ce4" office:value-type="string" calcext:value-type="string">
            <text:p>&lt;p&gt;There are currently five concept schemes defined in this <text:span text:style-name="T1">ontology</text:span>: &lt;a <text:span text:style-name="T1">href</text:span>="#ECVConceptScheme"&gt;<text:span text:style-name="T1">ecvs</text:span>&lt;/a&gt;, &lt;a <text:span text:style-name="T1">href</text:span>="#OrganisationConceptScheme"&gt;<text:span text:style-name="T1">orgs</text:span>&lt;/a&gt;, &lt;a <text:span text:style-name="T2">href</text:span>="#PlatformConceptScheme"&gt;platforms&lt;/a&gt;, &lt;a <text:span text:style-name="T1">href</text:span>="#ProcessingLevelConceptScheme"&gt;processing levels&lt;/a&gt;, and &lt;a <text:span text:style-name="T1">href</text:span>="#SensorConceptScheme"&gt;sensors&lt;/a&gt;. Each concept is defined as a SKOS concept and is a member of one of these concept schemes.&lt;/p&gt;&lt;h4&gt;Concept Schemes&lt;/h4&gt;&lt;img <text:span text:style-name="T3">src</text:span>="conceptSchemes.svg"/&gt;&lt;p&gt;As well as the concept schemes there are corresponding classes with a one to one mapping to the concept schemes.&lt;/p&gt;&lt;h4&gt;Concept Schemes and Classes&lt;/h4&gt;&lt;img <text:span text:style-name="T4">src</text:span>="conceptSchemeClass.svg"/&gt;&lt;p&gt;Each concept is also a sub-class of one of these classes.&lt;/p&gt;&lt;h4&gt;Classes&lt;/h4&gt;&lt;img <text:span text:style-name="T1">src</text:span><text:span text:style-name="T5">="classes.svg"/&gt;</text:span>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ECVConceptScheme</text:p>
          </table:table-cell>
          <table:table-cell table:style-name="ce5" table:number-columns-repeated="3"/>
          <table:table-cell table:style-name="ce9" office:value-type="string" calcext:value-type="string">
            <text:p>ecv</text:p>
          </table:table-cell>
          <table:table-cell table:style-name="ce10" office:value-type="string" calcext:value-type="string">
            <text:p>essential climate variable</text:p>
          </table:table-cell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9" office:value-type="string" calcext:value-type="string">
            <text:p>Controlled vocabulary for ESA Climate Change Initiative - Essential Climate Variables projects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OrganisationConceptScheme</text:p>
          </table:table-cell>
          <table:table-cell table:style-name="ce5" table:number-columns-repeated="3"/>
          <table:table-cell table:style-name="ce9" office:value-type="string" calcext:value-type="string">
            <text:p>org</text:p>
          </table:table-cell>
          <table:table-cell table:style-name="ce10" office:value-type="string" calcext:value-type="string">
            <text:p>organisation</text:p>
          </table:table-cell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2" office:value-type="string" calcext:value-type="string">
            <text:p>Controlled vocabulary for ESA Climate Change Initiative - Essential Climate Variables projects. Produced by STFC for CLIPC, November 2015.</text:p>
          </table:table-cell>
          <table:table-cell table:style-name="ce15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PlatformConceptScheme</text:p>
          </table:table-cell>
          <table:table-cell table:style-name="ce5" table:number-columns-repeated="3"/>
          <table:table-cell table:style-name="ce10" office:value-type="string" calcext:value-type="string">
            <text:p>platform</text:p>
          </table:table-cell>
          <table:table-cell table:style-name="ce9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3" office:value-type="string" calcext:value-type="string">
            <text:p>Controlled vocabulary listing the satellite platforms used in the ESA Climate Change Initiative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ProcessingLevelConceptScheme</text:p>
          </table:table-cell>
          <table:table-cell table:style-name="ce5" table:number-columns-repeated="3"/>
          <table:table-cell table:style-name="ce10" office:value-type="string" calcext:value-type="string">
            <text:p>processing level</text:p>
          </table:table-cell>
          <table:table-cell table:style-name="ce9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3" office:value-type="string" calcext:value-type="string">
            <text:p>Controlled vocabulary for the ESA Climate Change Initiative products processing levels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3">
          <table:table-cell table:style-name="ce2" office:value-type="string" calcext:value-type="string">
            <text:p>SensorConceptScheme</text:p>
          </table:table-cell>
          <table:table-cell table:style-name="ce5" table:number-columns-repeated="3"/>
          <table:table-cell table:style-name="ce10" office:value-type="string" calcext:value-type="string">
            <text:p>sensor</text:p>
          </table:table-cell>
          <table:table-cell table:style-name="ce9"/>
          <table:table-cell table:style-name="ce11" office:value-type="string" calcext:value-type="string">
            <text:p><text:span text:style-name="T1">Ruth</text:span> <text:span text:style-name="T1">Petrie, Antony Wilson</text:span></text:p>
          </table:table-cell>
          <table:table-cell table:style-name="ce11"/>
          <table:table-cell table:style-name="ce13" office:value-type="string" calcext:value-type="string">
            <text:p>Controlled vocabulary listing the sensors used in the ESA Climate Change Initiative. Produced by STFC for CLIPC, November 2015.</text:p>
          </table:table-cell>
          <table:table-cell table:style-name="ce14" office:value-type="string" calcext:value-type="string">
            <text:p>add description</text:p>
          </table:table-cell>
          <table:table-cell table:style-name="ce11" office:value-type="string" calcext:value-type="string">
            <text:p>0.0.1</text:p>
          </table:table-cell>
          <table:table-cell table:style-name="ce11"/>
          <table:table-cell table:style-name="ce6" table:number-columns-repeated="27"/>
          <table:table-cell table:number-columns-repeated="985"/>
        </table:table-row>
        <table:table-row table:style-name="ro1" table:number-rows-repeated="22">
          <table:table-cell/>
          <table:table-cell table:style-name="ce6" table:number-columns-repeated="38"/>
          <table:table-cell table:number-columns-repeated="985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Normal" style:font-family-asian="'Source Han Sans CN Normal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00/00/0000</text:date>, <text:time style:data-style-name="N2" text:time-value="08:37:36.420445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08:12:15.749866710</meta:creation-date>
    <dc:date>2015-11-17T08:40:12.392215982</dc:date>
    <meta:editing-duration>PT19M50S</meta:editing-duration>
    <meta:editing-cycles>6</meta:editing-cycles>
    <meta:generator>LibreOffice/4.3.7.2$Linux_X86_64 LibreOffice_project/430$Build-2</meta:generator>
    <meta:document-statistic meta:table-count="1" meta:cell-count="52" meta:object-count="0"/>
  </office:meta>
</office:document-meta>
</file>